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F6E5ACC16D01F55F.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text-properties officeooo:rsid="004bdd55" officeooo:paragraph-rsid="004bdd55"/>
    </style:style>
    <style:style style:name="P32" style:family="paragraph" style:parent-style-name="Standard">
      <style:text-properties officeooo:rsid="004ff660" officeooo:paragraph-rsid="004ff660"/>
    </style:style>
    <style:style style:name="P33" style:family="paragraph" style:parent-style-name="Standard">
      <style:text-properties officeooo:rsid="0051141f" officeooo:paragraph-rsid="0051141f"/>
    </style:style>
    <style:style style:name="P34" style:family="paragraph" style:parent-style-name="Standard">
      <style:text-properties fo:font-weight="normal" officeooo:rsid="0059e024" officeooo:paragraph-rsid="0059e024" style:font-weight-asian="normal" style:font-weight-complex="normal"/>
    </style:style>
    <style:style style:name="P35" style:family="paragraph" style:parent-style-name="Standard">
      <style:text-properties fo:font-weight="normal" officeooo:rsid="005dfbbf" officeooo:paragraph-rsid="005dfbbf" style:font-weight-asian="normal" style:font-weight-complex="normal"/>
    </style:style>
    <style:style style:name="P36" style:family="paragraph" style:parent-style-name="Standard">
      <style:text-properties fo:font-weight="normal" officeooo:rsid="00601c82" officeooo:paragraph-rsid="00601c82" style:font-weight-asian="normal" style:font-weight-complex="normal"/>
    </style:style>
    <style:style style:name="P37" style:family="paragraph" style:parent-style-name="Standard">
      <style:text-properties fo:font-weight="normal" officeooo:rsid="0061a54f" officeooo:paragraph-rsid="0061a54f" style:font-weight-asian="normal" style:font-weight-complex="normal"/>
    </style:style>
    <style:style style:name="P38" style:family="paragraph" style:parent-style-name="Standard">
      <style:text-properties fo:font-weight="normal" officeooo:rsid="0062b1ee" officeooo:paragraph-rsid="0062b1ee" style:font-weight-asian="normal" style:font-weight-complex="normal"/>
    </style:style>
    <style:style style:name="P39" style:family="paragraph" style:parent-style-name="Standard">
      <style:text-properties fo:font-weight="normal" officeooo:rsid="00644315" officeooo:paragraph-rsid="00644315" style:font-weight-asian="normal" style:font-weight-complex="normal"/>
    </style:style>
    <style:style style:name="P40" style:family="paragraph" style:parent-style-name="Standard">
      <style:text-properties fo:font-weight="normal" officeooo:rsid="006bb860" officeooo:paragraph-rsid="006bb860" style:font-weight-asian="normal" style:font-weight-complex="normal"/>
    </style:style>
    <style:style style:name="P41" style:family="paragraph" style:parent-style-name="Standard">
      <style:text-properties fo:font-weight="normal" officeooo:rsid="006d0ed8" officeooo:paragraph-rsid="006d0ed8" style:font-weight-asian="normal" style:font-weight-complex="normal"/>
    </style:style>
    <style:style style:name="P42" style:family="paragraph" style:parent-style-name="Standard">
      <style:text-properties fo:font-weight="normal" officeooo:rsid="006f54df" officeooo:paragraph-rsid="006f54df" style:font-weight-asian="normal" style:font-weight-complex="normal"/>
    </style:style>
    <style:style style:name="P43" style:family="paragraph" style:parent-style-name="Standard">
      <style:text-properties fo:font-weight="normal" officeooo:rsid="0071b2ea" officeooo:paragraph-rsid="0071b2ea" style:font-weight-asian="normal" style:font-weight-complex="normal"/>
    </style:style>
    <style:style style:name="P44" style:family="paragraph" style:parent-style-name="Standard">
      <style:text-properties fo:font-weight="normal" officeooo:rsid="0073f489" officeooo:paragraph-rsid="0073f489" style:font-weight-asian="normal" style:font-weight-complex="normal"/>
    </style:style>
    <style:style style:name="P45" style:family="paragraph" style:parent-style-name="Standard">
      <style:text-properties fo:font-weight="normal" officeooo:rsid="0076eac9" officeooo:paragraph-rsid="0076eac9" style:font-weight-asian="normal" style:font-weight-complex="normal"/>
    </style:style>
    <style:style style:name="P46" style:family="paragraph" style:parent-style-name="Standard">
      <style:text-properties fo:font-weight="normal" officeooo:rsid="0078fed8" officeooo:paragraph-rsid="0078fed8" style:font-weight-asian="normal" style:font-weight-complex="normal"/>
    </style:style>
    <style:style style:name="P47" style:family="paragraph" style:parent-style-name="Standard">
      <style:text-properties fo:font-weight="normal" officeooo:rsid="007a8d71" officeooo:paragraph-rsid="007a8d71" style:font-weight-asian="normal" style:font-weight-complex="normal"/>
    </style:style>
    <style:style style:name="P48" style:family="paragraph" style:parent-style-name="Standard">
      <style:text-properties fo:font-weight="normal" officeooo:rsid="007de7c5" officeooo:paragraph-rsid="007de7c5" style:font-weight-asian="normal" style:font-weight-complex="normal"/>
    </style:style>
    <style:style style:name="P49" style:family="paragraph" style:parent-style-name="Standard">
      <style:text-properties fo:font-weight="normal" officeooo:rsid="007f6217" officeooo:paragraph-rsid="007f6217" style:font-weight-asian="normal" style:font-weight-complex="normal"/>
    </style:style>
    <style:style style:name="P50" style:family="paragraph" style:parent-style-name="Standard">
      <style:text-properties fo:font-weight="normal" officeooo:rsid="0083c9df" officeooo:paragraph-rsid="0083c9df" style:font-weight-asian="normal" style:font-weight-complex="normal"/>
    </style:style>
    <style:style style:name="P51" style:family="paragraph" style:parent-style-name="Standard">
      <style:text-properties fo:font-weight="normal" officeooo:rsid="0086ee37" officeooo:paragraph-rsid="0086ee37" style:font-weight-asian="normal" style:font-weight-complex="normal"/>
    </style:style>
    <style:style style:name="P52" style:family="paragraph" style:parent-style-name="Standard">
      <style:text-properties fo:font-weight="normal" officeooo:rsid="0087c4fa" officeooo:paragraph-rsid="0087c4fa" style:font-weight-asian="normal" style:font-weight-complex="normal"/>
    </style:style>
    <style:style style:name="P53" style:family="paragraph" style:parent-style-name="Standard">
      <style:text-properties fo:font-weight="normal" officeooo:rsid="008d46ba" officeooo:paragraph-rsid="008d46ba" style:font-weight-asian="normal" style:font-weight-complex="normal"/>
    </style:style>
    <style:style style:name="P54" style:family="paragraph" style:parent-style-name="Standard">
      <style:text-properties fo:font-weight="normal" officeooo:rsid="00904b28" officeooo:paragraph-rsid="00904b28" style:font-weight-asian="normal" style:font-weight-complex="normal"/>
    </style:style>
    <style:style style:name="P55" style:family="paragraph" style:parent-style-name="Standard">
      <style:text-properties fo:font-weight="normal" officeooo:rsid="0093356e" officeooo:paragraph-rsid="0093356e" style:font-weight-asian="normal" style:font-weight-complex="normal"/>
    </style:style>
    <style:style style:name="P56" style:family="paragraph" style:parent-style-name="Standard">
      <style:text-properties fo:font-weight="normal" officeooo:rsid="0097d9fa" officeooo:paragraph-rsid="0097d9fa" style:font-weight-asian="normal" style:font-weight-complex="normal"/>
    </style:style>
    <style:style style:name="P57" style:family="paragraph" style:parent-style-name="Standard">
      <style:text-properties fo:font-weight="normal" officeooo:rsid="0098899b" officeooo:paragraph-rsid="0098899b" style:font-weight-asian="normal" style:font-weight-complex="normal"/>
    </style:style>
    <style:style style:name="P58" style:family="paragraph" style:parent-style-name="Standard">
      <style:text-properties fo:font-weight="normal" officeooo:rsid="00998772" officeooo:paragraph-rsid="00998772" style:font-weight-asian="normal" style:font-weight-complex="normal"/>
    </style:style>
    <style:style style:name="P59" style:family="paragraph" style:parent-style-name="Standard">
      <style:text-properties fo:font-weight="normal" officeooo:rsid="009d6b1d" officeooo:paragraph-rsid="009d6b1d" style:font-weight-asian="normal" style:font-weight-complex="normal"/>
    </style:style>
    <style:style style:name="P60" style:family="paragraph" style:parent-style-name="Standard">
      <style:text-properties fo:font-weight="normal" officeooo:rsid="00a112cb" officeooo:paragraph-rsid="00a112cb" style:font-weight-asian="normal" style:font-weight-complex="normal"/>
    </style:style>
    <style:style style:name="P61" style:family="paragraph" style:parent-style-name="Standard">
      <style:text-properties fo:font-weight="normal" officeooo:rsid="00a3d946" officeooo:paragraph-rsid="00a3d946" style:font-weight-asian="normal" style:font-weight-complex="normal"/>
    </style:style>
    <style:style style:name="P62" style:family="paragraph" style:parent-style-name="Standard">
      <style:text-properties fo:font-weight="normal" officeooo:rsid="00a95db3" officeooo:paragraph-rsid="00a95db3" style:font-weight-asian="normal" style:font-weight-complex="normal"/>
    </style:style>
    <style:style style:name="P63" style:family="paragraph" style:parent-style-name="Standard">
      <style:text-properties fo:font-weight="normal" officeooo:rsid="00ad4ce1" officeooo:paragraph-rsid="00ad4ce1" style:font-weight-asian="normal" style:font-weight-complex="normal"/>
    </style:style>
    <style:style style:name="P64" style:family="paragraph" style:parent-style-name="Standard">
      <style:text-properties fo:font-weight="normal" officeooo:rsid="00b3949f" officeooo:paragraph-rsid="00b3949f" style:font-weight-asian="normal" style:font-weight-complex="normal"/>
    </style:style>
    <style:style style:name="P65" style:family="paragraph" style:parent-style-name="Standard">
      <style:text-properties fo:font-weight="normal" officeooo:rsid="00b77467" officeooo:paragraph-rsid="00b77467" style:font-weight-asian="normal" style:font-weight-complex="normal"/>
    </style:style>
    <style:style style:name="P66" style:family="paragraph" style:parent-style-name="Standard">
      <style:text-properties fo:font-weight="normal" officeooo:rsid="00bbed7b" officeooo:paragraph-rsid="00bbed7b" style:font-weight-asian="normal" style:font-weight-complex="normal"/>
    </style:style>
    <style:style style:name="P67" style:family="paragraph" style:parent-style-name="Standard">
      <style:text-properties fo:font-weight="normal" officeooo:rsid="00bd6248" officeooo:paragraph-rsid="00bd6248" style:font-weight-asian="normal" style:font-weight-complex="normal"/>
    </style:style>
    <style:style style:name="P68" style:family="paragraph" style:parent-style-name="Standard">
      <style:text-properties fo:font-weight="normal" officeooo:rsid="00bfb3c3" officeooo:paragraph-rsid="00bfb3c3" style:font-weight-asian="normal" style:font-weight-complex="normal"/>
    </style:style>
    <style:style style:name="P69" style:family="paragraph" style:parent-style-name="Standard">
      <style:text-properties fo:font-weight="normal" officeooo:rsid="00c49897" officeooo:paragraph-rsid="00c49897" style:font-weight-asian="normal" style:font-weight-complex="normal"/>
    </style:style>
    <style:style style:name="P70" style:family="paragraph" style:parent-style-name="Standard">
      <style:text-properties fo:font-weight="normal" officeooo:rsid="00ca95b8" officeooo:paragraph-rsid="00ca95b8" style:font-weight-asian="normal" style:font-weight-complex="normal"/>
    </style:style>
    <style:style style:name="P71" style:family="paragraph" style:parent-style-name="Standard">
      <style:text-properties fo:font-weight="normal" officeooo:rsid="00ce2967" officeooo:paragraph-rsid="00ce2967" style:font-weight-asian="normal" style:font-weight-complex="normal"/>
    </style:style>
    <style:style style:name="P72" style:family="paragraph" style:parent-style-name="Standard">
      <style:text-properties fo:font-weight="normal" officeooo:rsid="00d819fd" officeooo:paragraph-rsid="00d819fd" style:font-weight-asian="normal" style:font-weight-complex="normal"/>
    </style:style>
    <style:style style:name="P73" style:family="paragraph" style:parent-style-name="Standard">
      <style:text-properties fo:font-weight="normal" officeooo:rsid="00e1acf8" officeooo:paragraph-rsid="00e1acf8" style:font-weight-asian="normal" style:font-weight-complex="normal"/>
    </style:style>
    <style:style style:name="P74" style:family="paragraph" style:parent-style-name="Standard">
      <style:text-properties fo:font-weight="normal" officeooo:rsid="00df85bd" officeooo:paragraph-rsid="00df85bd" style:font-weight-asian="normal" style:font-weight-complex="normal"/>
    </style:style>
    <style:style style:name="P75" style:family="paragraph" style:parent-style-name="Standard">
      <style:text-properties fo:font-weight="normal" officeooo:rsid="00e53e34" officeooo:paragraph-rsid="00e53e34" style:font-weight-asian="normal" style:font-weight-complex="normal"/>
    </style:style>
    <style:style style:name="P76"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77"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78"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78" svg:width="2.363in" svg:height="1.1815in" svg:x="0in" svg:y="0in"><draw:image xlink:href="Pictures/1000329A0000232800001194B569BC423E47FE69.svg" xlink:type="simple" xlink:show="embed" xlink:actuate="onLoad" draw:mime-type="image/svg+xml"><text:p/></draw:image><draw:image xlink:href="Pictures/1000000100000154000000AAF6E5ACC16D01F55F.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1">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1"/>
      <text:p text:style-name="P32">Ne var ki uzun zamandır yazlıkta yoktum ve şeker bitmiş !</text:p>
      <text:p text:style-name="P32"/>
      <text:p text:style-name="P33">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3"/>
      <text:p text:style-name="P22">Saat 20:15 İstanbul Silivri…</text:p>
      <text:p text:style-name="P22"/>
      <text:p text:style-name="P34">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4"/>
      <text:p text:style-name="P35">Kendisine bana bir hafta daha izin tanıması için ısrar ediyorum. Ve o bunu kabul ediyor. <text:span text:style-name="T35">Bir haftada Selim’in defterini okumam lazım…</text:span></text:p>
      <text:p text:style-name="P35"/>
      <text:p text:style-name="P36">Defteri rastgele okumaya başlıyorum.</text:p>
      <text:p text:style-name="P36"/>
      <text:p text:style-name="P37">Bir şiir daha görüyorum… Açıkçası Selim bunu şiir olarak mı yazdı yoksa bir şeyler mi anlatmak istiyor bilemiyorum.<text:tab/></text:p>
      <text:p text:style-name="P37"/>
      <text:p text:style-name="P37">01 - into the light</text:p>
      <text:p text:style-name="P37"/>
      <text:p text:style-name="P37">ne zaman aklıma gelsen</text:p>
      <text:p text:style-name="P37">geri dönüşü yok biliyorum</text:p>
      <text:p text:style-name="P37">seni sevdiğim zamanlar</text:p>
      <text:p text:style-name="P37">ışıklar içinde yürüyorum</text:p>
      <text:p text:style-name="P37"/>
      <text:p text:style-name="P37">gökyüzünde yürüsem nefessiz</text:p>
      <text:p text:style-name="P37">aşkın arzına çıksam sensiz</text:p>
      <text:p text:style-name="P37">başlamak yeni bir sevdaya</text:p>
      <text:p text:style-name="P37">durup durup sebepsiz</text:p>
      <text:p text:style-name="P37"/>
      <text:p text:style-name="P37"><text:soft-page-break/>gidiyorum yeni yurduma</text:p>
      <text:p text:style-name="P37">ve orada bulacağım seni</text:p>
      <text:p text:style-name="P37">amasız bir hürriyet</text:p>
      <text:p text:style-name="P37">ve gözyaşları kalbimde</text:p>
      <text:p text:style-name="P37"/>
      <text:p text:style-name="P37">ışıklara doğru sonsuz sevginle</text:p>
      <text:p text:style-name="P37"/>
      <text:p text:style-name="P38">Birisi hakkında yazıldığını düşündürüyor. Ama ne sebeple bilemiyorum. </text:p>
      <text:p text:style-name="P38"/>
      <text:p text:style-name="P39">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9"/>
      <text:p text:style-name="P23">Saat 23:00 uyuyorum artık</text:p>
      <text:p text:style-name="P23"/>
      <text:p text:style-name="P40">Telefonumun alarmını açık unutmuşum yine ! Kahretsin ! Bir de ne göreyim dolu mesaj var WhatsApp’te… Kuddusi başta olmak üzere pek çok arkadaşım bana yazmış. <text:span text:style-name="T38">Nerede olduğumu merak eden sorular …</text:span></text:p>
      <text:p text:style-name="P40"/>
      <text:p text:style-name="P41">Tekrar uykuya dalmak istiyorum ancak bir kere gördüm o mesajları… Ne yapıp edip bir yolunu bulup kendimi <text:span text:style-name="T39">bu </text:span>sıkıntıdan kurtarmam lazım.</text:p>
      <text:p text:style-name="P41"/>
      <text:p text:style-name="P42">Şöyle gözümü kestiren ilk mesajı okuyorum. </text:p>
      <text:p text:style-name="P42"/>
      <text:p text:style-name="P24">… nerede olduğunu biliyorum !</text:p>
      <text:p text:style-name="P42"/>
      <text:p text:style-name="P42">Korktum ve kim olduğuna bakayım dedim ama ismi yoktu. Kim bilebilir kim olduğunu. Cevap yazmalıydım ama ne ? </text:p>
      <text:p text:style-name="P42"/>
      <text:p text:style-name="P43">Beni rahat bırak mı demeliydim ? Yoksa kim olduğunu kibarca sormalı mıydım ?</text:p>
      <text:p text:style-name="P43"/>
      <text:p text:style-name="P25">Saat 05:53 civarı</text:p>
      <text:p text:style-name="P25"/>
      <text:p text:style-name="P44">Bir anda başım döndü ve kendimi yere kapaklanırken buldum. Sanırım tansiyonum aniden düşmüştü. Ya da kalp krizi mi geçiriyordum ne ? <text:span text:style-name="T40">Yanımda ilaç da yoktu … saatlerce yerde kalamazdım da…</text:span></text:p>
      <text:p text:style-name="P44"/>
      <text:p text:style-name="P45">Beni bu hale düşüren neydi o kişi her kimse o mu ?</text:p>
      <text:p text:style-name="P45"/>
      <text:p text:style-name="P26">Saat 13:31</text:p>
      <text:p text:style-name="P26"/>
      <text:p text:style-name="P46">Uyumuşum ama uykum geldiği için değil, bayıldım desem daha doğru olacak… <text:span text:style-name="T41">Daha beterine hazırlıklı olmalıydım ama hazır da değildim…</text:span></text:p>
      <text:p text:style-name="P46"/>
      <text:p text:style-name="P47">Ve bir gürültü duymaya başladım. <text:span text:style-name="T42">Henüz kendimi doğrultacak güçte değilken bir seri ayak sesleri duymaya başladım. Kapım açıldı… </text:span><text:span text:style-name="T43">Bir gölge gördüm. </text:span></text:p>
      <text:p text:style-name="P47"/>
      <text:p text:style-name="P48">Seni almaya geldim dedi tok ve kalın bir sesle. <text:span text:style-name="T44">Nerede olduğunu biliyorum demiştim dedi ayrıca…</text:span></text:p>
      <text:p text:style-name="P48"/>
      <text:p text:style-name="P50"><text:soft-page-break/>Sürüklenerek bir arabaya bindirildim. <text:span text:style-name="T45">Ve gözlerim bağlandı. </text:span><text:span text:style-name="T46">Artık sadece arabanın gürültüsü ve belli belirsiz bir radyo sesi duyumsuyorum.</text:span></text:p>
      <text:p text:style-name="P50"/>
      <text:p text:style-name="P51">Benim adım mı geçti diye düşündüm bir an … sonra inanmadım bu ihtimale…</text:p>
      <text:p text:style-name="P51"/>
      <text:p text:style-name="P52">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2"/>
      <text:p text:style-name="P53">Birbirleriyle konuşuyorlardı. <text:span text:style-name="T50">Murat imiş birinin adı diğeri Murat Osman’ın bağlarını çöz ve üstüne giyecek yeni elbiseler ver diyordu.</text:span></text:p>
      <text:p text:style-name="P53"/>
      <text:p text:style-name="P54">Saatler geçti ve kendimi yine gözleri bağlı fakat bir masada otururken buldum. Sonra Murat adındaki kişinin benim göz bağımı çözmesi istendi. Ve önümde bir yemek masası ve defteri gördüm. Selim’in defterini...</text:p>
      <text:p text:style-name="P49"/>
      <text:p text:style-name="P55">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5"/>
      <text:p text:style-name="P56">Bunu yapamayacağımı söylemeyi düşünürken eklediler : Biz senin kurtarıcınız. Eğer biz olmazsak polis seni suçlu görecek zira Selim’i en son gören sendin.</text:p>
      <text:p text:style-name="P56"/>
      <text:p text:style-name="P57">Bunu nasıl bildiklerini sorduğumda cevap vermediler ve odadan ayrıldılar. <text:span text:style-name="T54">Bir cep telefonu vardı ama bana ait olan bu değildi. Aradan bir süre geçti. İstemeden yemeği yedim ve beklemeye koyuldum.</text:span></text:p>
      <text:p text:style-name="P57"/>
      <text:p text:style-name="P58">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8"/>
      <text:p text:style-name="P59">Neler olup bittiğini anlamadan kendimi yine gözleri bağlanmış halde ve arabaya konulmuş halde buldum. <text:span text:style-name="T58">Ve 23:19’da kendimi Selim’in odasının karşısında buldum.</text:span></text:p>
      <text:p text:style-name="P59"/>
      <text:p text:style-name="P60"><text:span text:style-name="T17">Selim ve Ben</text:span> </text:p>
      <text:p text:style-name="P60"/>
      <text:p text:style-name="P61">“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1"/>
      <text:p text:style-name="P62">Ancak arkadaş canlısı bir sesle o da “Merhaba !” dedi. <text:span text:style-name="T65">Bana yardımcı olmak istediğini ekledi. Ancak bir toplantısı olduğunu bununla birlikte eğer istersem benim de toplantıya katılabileceğimi söyledi.</text:span></text:p>
      <text:p text:style-name="P62"/>
      <text:p text:style-name="P63">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3"/>
      <text:p text:style-name="P64">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5"><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5"/>
      <text:p text:style-name="P66">Selimi hep neşeli görmeme rağmen son zamanlarda onu benden uzaklaştıran bir şey olduğunu keşfettim. <text:span text:style-name="T76">Ailesini kaybettikten sonra benimle de daha az konuşur olmuştu. </text:span></text:p>
      <text:p text:style-name="P66"/>
      <text:p text:style-name="P67">Ta ki odasına kapanıp intihar ettiği güne kadar…</text:p>
      <text:p text:style-name="P67"/>
      <text:p text:style-name="P68">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8"/>
      <text:p text:style-name="P69">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9"/>
      <text:p text:style-name="P27">Ve 22 Aralık 2017…</text:p>
      <text:p text:style-name="P27"/>
      <text:p text:style-name="P70">söylesem tesiri yok sussam gönül razı değil</text:p>
      <text:p text:style-name="P70"/>
      <text:p text:style-name="P70">…</text:p>
      <text:p text:style-name="P70"/>
      <text:p text:style-name="P71">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1"/>
      <text:p text:style-name="P72">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1"/>
      <text:p text:style-name="P74">Belli belirsiz bir ses “la ilâhe illallah” diye fısıldıyordu. Arkasından da Allahu ekber sesini duydum sanki… Ama bu ne videosu veya ses kaydıydı...</text:p>
      <text:p text:style-name="P71"/>
      <text:p text:style-name="P73">En son Aleykümselam sesini duydum. <text:span text:style-name="T92">Ve bilgisayar kapandı.</text:span></text:p>
      <text:p text:style-name="P73"/>
      <text:p text:style-name="P28">31 Aralık 2017</text:p>
      <text:p text:style-name="P28"/>
      <text:p text:style-name="P29">Güne sabah altıda başlamak …</text:p>
      <text:p text:style-name="P29"/>
      <text:p text:style-name="P75">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5"/>
      <text:p text:style-name="P75"/>
      <text:p text:style-name="P75"/>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7"><text:soft-page-break/>Hasat ( Sonra deme neden bu su ekşi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24T10:53:03.979061578</dc:date>
    <meta:editing-duration>PT2H7M14S</meta:editing-duration>
    <meta:editing-cycles>202</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1" meta:paragraph-count="125" meta:word-count="1880" meta:character-count="12757" meta:non-whitespace-character-count="10975"/>
  </office:meta>
</office:document-meta>
</file>